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8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39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style:text-properties fo:font-size="22pt"/>
    </style:style>
    <style:style style:name="P27" style:family="paragraph"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onnector draw:style-name="gr10" draw:text-style-name="P11" draw:layer="layout" draw:type="curve" svg:x1="21.15cm" svg:y1="16.374cm" svg:x2="21.15cm" svg:y2="16.374cm" svg:d="M21150 16374z" svg:viewBox="0 0 1 1">
          <text:p/>
        </draw:connector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4" draw:layer="layout" svg:width="15.5cm" svg:height="1cm" draw:transform="rotate (-0.063355451847394) translate (5.031cm 7.821cm)">
          <text:p text:style-name="P14">Récupération des services + informations de l’utilisateur (HTTPS + Websocket)</text:p>
          <text:p text:style-name="P14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15.5cm" svg:height="1cm" draw:transform="rotate (-0.063355451847394) translate (21.563cm 16.85cm)">
          <text:p text:style-name="P14">Récupération des services + informations de l’utilisateur MENJS (HTTPS)</text:p>
          <text:p text:style-name="P14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5" draw:layer="layout" svg:width="3.991cm" svg:height="5cm" draw:transform="skewX (0.00331612557878923) rotate (-1.42802839398176) translate (24.182cm 9.65cm)">
          <text:p text:style-name="P14"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16" draw:layer="layout" svg:width="15.5cm" svg:height="1cm" draw:transform="rotate (-0.063355451847394) translate (21.531cm 20.25cm)">
          <text:p text:style-name="P14">Réponse services + informations MENJS (HTTPS)</text:p>
          <text:p text:style-name="P14"/>
          <draw:enhanced-geometry svg:viewBox="0 0 21600 21600" draw:text-areas="0 ?f0 ?f5 ?f2" draw:mirror-horizontal="true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15.5cm" svg:height="1cm" draw:transform="rotate (-0.063355451847394) translate (4.835cm 23.21cm)">
          <text:p text:style-name="P14">Réponse services + informations MENJS + Rizomo (HTTPS)</text:p>
          <text:p text:style-name="P14"/>
          <draw:enhanced-geometry svg:viewBox="0 0 21600 21600" draw:text-areas="0 ?f0 ?f5 ?f2" draw:mirror-horizontal="true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Module API</text:p>
          <text:p text:style-name="P21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6.101cm" svg:height="1.119cm" svg:x="10.75cm" svg:y="1.631cm">
          <draw:text-box>
            <text:p text:style-name="P26"><text:span text:style-name="T2">Rizomo + Laboite MENJS : Proposition d’utilisation des API via le RIE</text:span></text:p>
          </draw:text-box>
        </draw:frame>
        <draw:frame draw:style-name="gr9" draw:text-style-name="P28" draw:layer="layout" svg:width="1.878cm" svg:height="0.962cm" svg:x="7.372cm" svg:y="7.5cm">
          <draw:text-box>
            <text:p text:style-name="P27">MQL</text:p>
          </draw:text-box>
        </draw:frame>
        <draw:frame draw:style-name="gr9" draw:text-style-name="P28" draw:layer="layout" svg:width="1.878cm" svg:height="0.962cm" svg:x="5.3cm" svg:y="9.958cm">
          <draw:text-box>
            <text:p text:style-name="P27">MQL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7" draw:text-style-name="P20" draw:layer="layout" svg:width="8.5cm" svg:height="8.692cm" svg:x="16.6cm" svg:y="4.058cm">
          <text:p text:style-name="P19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7.5cm" svg:height="6.992cm" svg:x="17.1cm" svg:y="5.258cm">
          <text:p text:style-name="P21">Rizomo RIE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6.5cm" svg:height="4.742cm" svg:x="17.6cm" svg:y="6.758cm">
          <text:p text:style-name="P21">Module API</text:p>
          <text:p text:style-name="P21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8" draw:layer="layout" svg:width="2.585cm" svg:height="0.962cm" svg:x="14.065cm" svg:y="7.646cm">
          <draw:text-box>
            <text:p text:style-name="P27">HTTPS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Laboite MENJS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Module API</text:p>
          <text:p text:style-name="P21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8" draw:layer="layout" svg:width="1.878cm" svg:height="0.962cm" svg:x="32.372cm" svg:y="7.538cm">
          <draw:text-box>
            <text:p text:style-name="P27">MQL</text:p>
          </draw:text-box>
        </draw:frame>
        <draw:frame draw:style-name="gr9" draw:text-style-name="P28" draw:layer="layout" svg:width="1.878cm" svg:height="0.962cm" svg:x="36.5cm" svg:y="10.038cm">
          <draw:text-box>
            <text:p text:style-name="P27">MQL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8" draw:layer="layout" svg:width="2.585cm" svg:height="0.962cm" svg:x="24.915cm" svg:y="7.538cm">
          <draw:text-box>
            <text:p text:style-name="P27">HTTPS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9" draw:layer="layout" svg:width="12.25cm" svg:height="5.25cm" svg:x="1.75cm" svg:y="20cm">
          <text:p text:style-name="P21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8" draw:layer="layout" svg:width="2.585cm" svg:height="0.962cm" svg:x="6.5cm" svg:y="17.25cm">
          <draw:text-box>
            <text:p text:style-name="P27">HTTPS</text:p>
          </draw:text-box>
        </draw:frame>
        <draw:custom-shape draw:style-name="gr2" draw:text-style-name="P29" draw:layer="layout" svg:width="12.25cm" svg:height="5.25cm" svg:x="27.5cm" svg:y="20cm">
          <text:p text:style-name="P21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8" draw:layer="layout" svg:width="2.585cm" svg:height="0.962cm" svg:x="35.25cm" svg:y="17.25cm">
          <draw:text-box>
            <text:p text:style-name="P27">HTTP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7-12T14:39:12.331763797</dc:date>
    <meta:editing-duration>PT23H41M28S</meta:editing-duration>
    <meta:editing-cycles>7</meta:editing-cycles>
    <meta:generator>LibreOffice/7.2.2.2$MacOSX_X86_64 LibreOffice_project/02b2acce88a210515b4a5bb2e46cbfb63fe97d56</meta:generator>
    <meta:document-statistic meta:object-count="117"/>
  </office:meta>
</office:document-meta>
</file>